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shadow="hidden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494cm" svg:height="15.66cm" svg:x="12.197cm" svg:y="0.505cm">
            <draw:object draw:notify-on-update-of-ranges="Sheet1.C1:Sheet1.C1 Sheet1.C2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9.99cm" svg:height="15.624cm" svg:x="32.435cm" svg:y="0.511cm">
            <draw:object draw:notify-on-update-of-ranges="Sheet1.D1:Sheet1.D1 Sheet1.D2:Sheet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6371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_loss</text:p>
          </table:table-cell>
          <table:table-cell table:style-name="ce1" office:value-type="string" calcext:value-type="string">
            <text:p>avg_loss</text:p>
          </table:table-cell>
          <table:table-cell table:style-name="ce1" office:value-type="string" calcext:value-type="string">
            <text:p>training_accuracy</text:p>
          </table:table-cell>
          <table:table-cell table:style-name="ce1" office:value-type="string" calcext:value-type="string">
            <text:p>samples</text:p>
          </table:table-cell>
          <table:table-cell table:style-name="ce3" table:number-columns-repeated="7"/>
          <table:table-cell table:style-name="ce4"/>
          <table:table-cell table:style-name="ce3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.42" calcext:value-type="float">
            <text:p>900.42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18.97" calcext:value-type="float">
            <text:p>18.9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2.168" calcext:value-type="float">
            <text:p>882.168</text:p>
          </table:table-cell>
          <table:table-cell office:value-type="float" office:value="0.0882168" calcext:value-type="float">
            <text:p>0.0882168</text:p>
          </table:table-cell>
          <table:table-cell office:value-type="float" office:value="25.05" calcext:value-type="float">
            <text:p>25.0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2.757" calcext:value-type="float">
            <text:p>842.757</text:p>
          </table:table-cell>
          <table:table-cell office:value-type="float" office:value="0.0842757" calcext:value-type="float">
            <text:p>0.0842757</text:p>
          </table:table-cell>
          <table:table-cell office:value-type="float" office:value="30.77" calcext:value-type="float">
            <text:p>30.7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2.775" calcext:value-type="float">
            <text:p>792.775</text:p>
          </table:table-cell>
          <table:table-cell office:value-type="float" office:value="0.0792775" calcext:value-type="float">
            <text:p>0.0792775</text:p>
          </table:table-cell>
          <table:table-cell office:value-type="float" office:value="36.43" calcext:value-type="float">
            <text:p>36.4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7.599" calcext:value-type="float">
            <text:p>757.599</text:p>
          </table:table-cell>
          <table:table-cell office:value-type="float" office:value="0.0757599" calcext:value-type="float">
            <text:p>0.0757599</text:p>
          </table:table-cell>
          <table:table-cell office:value-type="float" office:value="42.88" calcext:value-type="float">
            <text:p>42.8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1.858" calcext:value-type="float">
            <text:p>731.858</text:p>
          </table:table-cell>
          <table:table-cell office:value-type="float" office:value="0.0731858" calcext:value-type="float">
            <text:p>0.0731858</text:p>
          </table:table-cell>
          <table:table-cell office:value-type="float" office:value="47.85" calcext:value-type="float">
            <text:p>47.8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7.43" calcext:value-type="float">
            <text:p>707.43</text:p>
          </table:table-cell>
          <table:table-cell office:value-type="float" office:value="0.070743" calcext:value-type="float">
            <text:p>0.070743</text:p>
          </table:table-cell>
          <table:table-cell office:value-type="float" office:value="51.96" calcext:value-type="float">
            <text:p>51.9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3.532" calcext:value-type="float">
            <text:p>683.532</text:p>
          </table:table-cell>
          <table:table-cell office:value-type="float" office:value="0.0683532" calcext:value-type="float">
            <text:p>0.0683532</text:p>
          </table:table-cell>
          <table:table-cell office:value-type="float" office:value="55.16" calcext:value-type="float">
            <text:p>55.1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7.67" calcext:value-type="float">
            <text:p>657.67</text:p>
          </table:table-cell>
          <table:table-cell office:value-type="float" office:value="0.065767" calcext:value-type="float">
            <text:p>0.065767</text:p>
          </table:table-cell>
          <table:table-cell office:value-type="float" office:value="57.93" calcext:value-type="float">
            <text:p>57.9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2.832" calcext:value-type="float">
            <text:p>632.832</text:p>
          </table:table-cell>
          <table:table-cell office:value-type="float" office:value="0.0632832" calcext:value-type="float">
            <text:p>0.0632832</text:p>
          </table:table-cell>
          <table:table-cell office:value-type="float" office:value="61.1" calcext:value-type="float">
            <text:p>61.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8.329" calcext:value-type="float">
            <text:p>608.329</text:p>
          </table:table-cell>
          <table:table-cell office:value-type="float" office:value="0.0608329" calcext:value-type="float">
            <text:p>0.0608329</text:p>
          </table:table-cell>
          <table:table-cell office:value-type="float" office:value="63.91" calcext:value-type="float">
            <text:p>63.9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6.731" calcext:value-type="float">
            <text:p>586.731</text:p>
          </table:table-cell>
          <table:table-cell office:value-type="float" office:value="0.0586731" calcext:value-type="float">
            <text:p>0.0586731</text:p>
          </table:table-cell>
          <table:table-cell office:value-type="float" office:value="66.01" calcext:value-type="float">
            <text:p>66.0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6.323" calcext:value-type="float">
            <text:p>566.323</text:p>
          </table:table-cell>
          <table:table-cell office:value-type="float" office:value="0.0566323" calcext:value-type="float">
            <text:p>0.0566323</text:p>
          </table:table-cell>
          <table:table-cell office:value-type="float" office:value="67.59" calcext:value-type="float">
            <text:p>67.5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6.391" calcext:value-type="float">
            <text:p>546.391</text:p>
          </table:table-cell>
          <table:table-cell office:value-type="float" office:value="0.0546391" calcext:value-type="float">
            <text:p>0.0546391</text:p>
          </table:table-cell>
          <table:table-cell office:value-type="float" office:value="69.04" calcext:value-type="float">
            <text:p>69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0.091" calcext:value-type="float">
            <text:p>530.091</text:p>
          </table:table-cell>
          <table:table-cell office:value-type="float" office:value="0.0530091" calcext:value-type="float">
            <text:p>0.0530091</text:p>
          </table:table-cell>
          <table:table-cell office:value-type="float" office:value="70.75" calcext:value-type="float">
            <text:p>70.7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.333" calcext:value-type="float">
            <text:p>514.333</text:p>
          </table:table-cell>
          <table:table-cell office:value-type="float" office:value="0.0514333" calcext:value-type="float">
            <text:p>0.0514333</text:p>
          </table:table-cell>
          <table:table-cell office:value-type="float" office:value="71.9" calcext:value-type="float">
            <text:p>71.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1.553" calcext:value-type="float">
            <text:p>501.553</text:p>
          </table:table-cell>
          <table:table-cell office:value-type="float" office:value="0.0501553" calcext:value-type="float">
            <text:p>0.0501553</text:p>
          </table:table-cell>
          <table:table-cell office:value-type="float" office:value="72.78" calcext:value-type="float">
            <text:p>72.7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37" calcext:value-type="float">
            <text:p>489.37</text:p>
          </table:table-cell>
          <table:table-cell office:value-type="float" office:value="0.048937" calcext:value-type="float">
            <text:p>0.048937</text:p>
          </table:table-cell>
          <table:table-cell office:value-type="float" office:value="73.51" calcext:value-type="float">
            <text:p>73.5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.758" calcext:value-type="float">
            <text:p>478.758</text:p>
          </table:table-cell>
          <table:table-cell office:value-type="float" office:value="0.0478758" calcext:value-type="float">
            <text:p>0.0478758</text:p>
          </table:table-cell>
          <table:table-cell office:value-type="float" office:value="74.04" calcext:value-type="float">
            <text:p>74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8.889" calcext:value-type="float">
            <text:p>468.889</text:p>
          </table:table-cell>
          <table:table-cell office:value-type="float" office:value="0.0468889" calcext:value-type="float">
            <text:p>0.0468889</text:p>
          </table:table-cell>
          <table:table-cell office:value-type="float" office:value="74.77" calcext:value-type="float">
            <text:p>74.7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0.423" calcext:value-type="float">
            <text:p>460.423</text:p>
          </table:table-cell>
          <table:table-cell office:value-type="float" office:value="0.0460423" calcext:value-type="float">
            <text:p>0.0460423</text:p>
          </table:table-cell>
          <table:table-cell office:value-type="float" office:value="75.33" calcext:value-type="float">
            <text:p>75.3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865" calcext:value-type="float">
            <text:p>451.865</text:p>
          </table:table-cell>
          <table:table-cell office:value-type="float" office:value="0.0451865" calcext:value-type="float">
            <text:p>0.0451865</text:p>
          </table:table-cell>
          <table:table-cell office:value-type="float" office:value="75.92" calcext:value-type="float">
            <text:p>75.9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.549" calcext:value-type="float">
            <text:p>444.549</text:p>
          </table:table-cell>
          <table:table-cell office:value-type="float" office:value="0.0444549" calcext:value-type="float">
            <text:p>0.0444549</text:p>
          </table:table-cell>
          <table:table-cell office:value-type="float" office:value="75.87" calcext:value-type="float">
            <text:p>75.8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8.159" calcext:value-type="float">
            <text:p>438.159</text:p>
          </table:table-cell>
          <table:table-cell office:value-type="float" office:value="0.0438159" calcext:value-type="float">
            <text:p>0.0438159</text:p>
          </table:table-cell>
          <table:table-cell office:value-type="float" office:value="76.35" calcext:value-type="float">
            <text:p>76.3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2.033" calcext:value-type="float">
            <text:p>432.033</text:p>
          </table:table-cell>
          <table:table-cell office:value-type="float" office:value="0.0432033" calcext:value-type="float">
            <text:p>0.0432033</text:p>
          </table:table-cell>
          <table:table-cell office:value-type="float" office:value="77.04" calcext:value-type="float">
            <text:p>77.0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Default" table:number-columns-repeated="16371"/>
        </table:table-row>
        <table:table-row table:style-name="ro1" table:number-rows-repeated="12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Network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Layers</text:p>
          </table:table-cell>
          <table:table-cell office:value-type="string" calcext:value-type="string">
            <text:p><text:s/>[784, 128, 10]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Learning Rate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Activation</text:p>
          </table:table-cell>
          <table:table-cell office:value-type="string" calcext:value-type="string">
            <text:p><text:s/>relu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Training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Epochs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Shuffl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Data Path</text:p>
          </table:table-cell>
          <table:table-cell office:value-type="string" calcext:value-type="string">
            <text:p><text:s/>./data/mnist_images/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 office:value-type="string" calcext:value-type="string">
            <text:p>Data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Train Path</text:p>
          </table:table-cell>
          <table:table-cell office:value-type="string" calcext:value-type="string">
            <text:p><text:s/>./data/mnist_images/test/</text:p>
          </table:table-cell>
          <table:table-cell table:style-name="Default" table:number-columns-repeated="16371"/>
        </table:table-row>
        <table:table-row table:style-name="ro1">
          <table:table-cell table:number-columns-repeated="10"/>
          <table:table-cell table:style-name="ce3"/>
          <table:table-cell office:value-type="string" calcext:value-type="string">
            <text:p><text:s text:c="2"/>Test Path</text:p>
          </table:table-cell>
          <table:table-cell office:value-type="string" calcext:value-type="string">
            <text:p><text:s/>./data/mnist_images/test/</text:p>
          </table:table-cell>
          <table:table-cell table:style-name="Default"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<text:s text:c="2"/>Image Size</text:p>
          </table:table-cell>
          <table:table-cell office:value-type="string" calcext:value-type="string">
            <text:p><text:s/>28x28</text:p>
          </table:table-cell>
          <table:table-cell table:style-name="Default"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<text:s text:c="2"/>Normaliz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Default" table:number-columns-repeated="16371"/>
        </table:table-row>
        <table:table-row table:style-name="ro1" table:number-rows-repeated="13">
          <table:table-cell table:number-columns-repeated="13"/>
          <table:table-cell table:style-name="Default" table:number-columns-repeated="16371"/>
        </table:table-row>
        <table:table-row table:style-name="ro1" table:number-rows-repeated="14">
          <table:table-cell table:number-columns-repeated="12"/>
          <table:table-cell table:style-name="Default" table:number-columns-repeated="16372"/>
        </table:table-row>
        <table:table-row table:style-name="ro1" table:number-rows-repeated="1048497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1:29:16.68212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4:27:25.146053200</meta:creation-date>
    <dc:date>2025-10-28T11:32:04.308234100</dc:date>
    <meta:editing-duration>PT6M1S</meta:editing-duration>
    <meta:editing-cycles>3</meta:editing-cycles>
    <meta:generator>LibreOffice/25.8.2.2$Windows_X86_64 LibreOffice_project/d401f2107ccab8f924a8e2df40f573aab7605b6f</meta:generator>
    <meta:document-statistic meta:table-count="1" meta:cell-count="15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495cm" svg:height="15.661cm" xlink:href=".." xlink:type="simple" chart:class="chart:line" chart:style-name="ch1">
        <chart:legend chart:legend-position="end" svg:x="16.6cm" svg:y="7.672cm" style:legend-expansion="custom" svg:width="2.492cm" svg:height="0.398cm" style:legend-expansion-aspect-ratio="6.26130653266332" chart:style-name="ch2"/>
        <chart:plot-area chart:style-name="ch3" svg:x="0.389cm" svg:y="0.313cm" svg:width="16.015cm" svg:height="15.035cm">
          <chart:coordinate-region svg:x="1.309cm" svg:y="0.513cm" svg:width="14.902cm" svg:height="14.1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" chart:label-cell-address="Sheet1.C1:Sheet1.C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042">
                <text:p>0.090042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2168">
                <text:p>0.088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2757">
                <text:p>0.0842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2775">
                <text:p>0.0792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7599">
                <text:p>0.0757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1858">
                <text:p>0.0731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743">
                <text:p>0.070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3532">
                <text:p>0.0683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767">
                <text:p>0.065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832">
                <text:p>0.0632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8329">
                <text:p>0.0608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6731">
                <text:p>0.058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6323">
                <text:p>0.0566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6391">
                <text:p>0.0546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0091">
                <text:p>0.0530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4333">
                <text:p>0.0514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1553">
                <text:p>0.0501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8937">
                <text:p>0.048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8758">
                <text:p>0.0478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8889">
                <text:p>0.046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0423">
                <text:p>0.0460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1865">
                <text:p>0.0451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4549">
                <text:p>0.0444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8159">
                <text:p>0.0438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1cm" svg:height="15.625cm" xlink:href=".." xlink:type="simple" chart:class="chart:line" chart:style-name="ch1">
        <chart:legend chart:legend-position="end" svg:x="15.951cm" svg:y="7.513cm" style:legend-expansion="high" chart:style-name="ch2"/>
        <chart:plot-area chart:style-name="ch3" svg:x="0.399cm" svg:y="0.312cm" svg:width="15.153cm" svg:height="15.001cm">
          <chart:coordinate-region svg:x="1.033cm" svg:y="0.511cm" svg:width="14.326cm" svg:height="14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" chart:label-cell-address="Sheet1.D1:Sheet1.D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7">
                <text:p>18.97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3">
                <text:p>57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01">
                <text:p>66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51">
                <text:p>73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7">
                <text:p>74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33">
                <text:p>75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35">
                <text:p>76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